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943cm"/>
    </style:style>
    <style:style style:name="co2" style:family="table-column">
      <style:table-column-properties fo:break-before="auto" style:column-width="4.002cm"/>
    </style:style>
    <style:style style:name="co3" style:family="table-column">
      <style:table-column-properties fo:break-before="auto" style:column-width="4.029cm"/>
    </style:style>
    <style:style style:name="co4" style:family="table-column">
      <style:table-column-properties fo:break-before="auto" style:column-width="3.54cm"/>
    </style:style>
    <style:style style:name="co5" style:family="table-column">
      <style:table-column-properties fo:break-before="auto" style:column-width="4.51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10003" number:language="en" number:country="GB">
      <number:number number:decimal-places="0" number:min-decimal-places="0" number:min-integer-digits="1" number:grouping="true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74pt solid #000000"/>
      <style:text-properties fo:font-size="14pt" style:font-size-asian="14pt" style:font-size-complex="14pt"/>
    </style:style>
    <style:style style:name="ce3" style:family="table-cell" style:parent-style-name="Default" style:data-style-name="N3">
      <style:table-cell-properties fo:border="0.74pt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 style:data-style-name="N10003">
      <style:table-cell-properties fo:background-color="#ffffa6" fo:border="0.74pt solid #000000"/>
      <style:text-properties fo:font-size="14pt" style:font-size-asian="14pt" style:font-size-complex="14pt"/>
    </style:style>
    <style:style style:name="ce6" style:family="table-cell" style:parent-style-name="Default" style:data-style-name="N10003">
      <style:table-cell-properties fo:border="0.74pt solid #000000"/>
      <style:text-properties fo:font-size="14pt" style:font-size-asian="14pt" style:font-size-complex="14pt"/>
    </style:style>
    <style:style style:name="ce7" style:family="table-cell" style:parent-style-name="Default" style:data-style-name="N10113">
      <style:table-cell-properties fo:border="0.74pt solid #000000"/>
      <style:text-properties fo:font-size="14pt" style:font-size-asian="14pt" style:font-size-complex="14pt"/>
    </style:style>
    <style:style style:name="ce8" style:family="table-cell" style:parent-style-name="Default" style:data-style-name="N10113">
      <style:text-properties fo:font-size="14pt" style:font-size-asian="14pt" style:font-size-complex="14pt"/>
    </style:style>
    <style:style style:name="ce9" style:family="table-cell" style:parent-style-name="Default" style:data-style-name="N10113">
      <style:table-cell-properties fo:background-color="#ffffa6" fo:border="0.74pt solid #000000"/>
      <style:text-properties fo:font-size="14pt" style:font-size-asian="14pt" style:font-size-complex="14pt"/>
    </style:style>
    <style:style style:name="ce10" style:family="table-cell" style:parent-style-name="Default" style:data-style-name="N10113">
      <style:table-cell-properties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10003">
      <style:table-cell-properties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10113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0003">
      <style:text-properties fo:font-size="14pt" style:font-size-asian="14pt" style:font-size-complex="14pt"/>
    </style:style>
    <style:style style:name="ce15" style:family="table-cell" style:parent-style-name="Default" style:data-style-name="N3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1" table:default-cell-style-name="ce4"/>
        <table:table-column table:style-name="co5" table:default-cell-style-name="ce1"/>
        <table:table-column table:style-name="co6" table:number-columns-repeated="1009" table:default-cell-style-name="ce4"/>
        <table:table-row table:style-name="ro1">
          <table:table-cell table:style-name="ce1" office:value-type="string" calcext:value-type="string">
            <text:p>A simple business plan for a bus company</text:p>
          </table:table-cell>
          <table:table-cell table:number-columns-repeated="1023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onth</text:p>
          </table:table-cell>
          <table:table-cell table:style-name="ce2" table:number-columns-repeated="11"/>
          <table:table-cell table:style-name="ce11"/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January</text:p>
          </table:table-cell>
          <table:table-cell table:style-name="ce2" office:value-type="string" calcext:value-type="string">
            <text:p>February</text:p>
          </table:table-cell>
          <table:table-cell table:style-name="ce2" office:value-type="string" calcext:value-type="string">
            <text:p>March</text:p>
          </table:table-cell>
          <table:table-cell table:style-name="ce2" office:value-type="string" calcext:value-type="string">
            <text:p>April</text:p>
          </table:table-cell>
          <table:table-cell table:style-name="ce2" office:value-type="string" calcext:value-type="string">
            <text:p>May</text:p>
          </table:table-cell>
          <table:table-cell table:style-name="ce2" office:value-type="string" calcext:value-type="string">
            <text:p>June</text:p>
          </table:table-cell>
          <table:table-cell table:style-name="ce2" office:value-type="string" calcext:value-type="string">
            <text:p>July</text:p>
          </table:table-cell>
          <table:table-cell table:style-name="ce2" office:value-type="string" calcext:value-type="string">
            <text:p>August</text:p>
          </table:table-cell>
          <table:table-cell table:style-name="ce2" office:value-type="string" calcext:value-type="string">
            <text:p>September</text:p>
          </table:table-cell>
          <table:table-cell table:style-name="ce2" office:value-type="string" calcext:value-type="string">
            <text:p>October</text:p>
          </table:table-cell>
          <table:table-cell table:style-name="ce2" office:value-type="string" calcext:value-type="string">
            <text:p>November</text:p>
          </table:table-cell>
          <table:table-cell table:style-name="ce2" office:value-type="string" calcext:value-type="string">
            <text:p>December</text:p>
          </table:table-cell>
          <table:table-cell table:style-name="ce11" office:value-type="string" calcext:value-type="string">
            <text:p>Whole Year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ustomer growth per month</text:p>
          </table:table-cell>
          <table:table-cell table:style-name="ce5" office:value-type="float" office:value="10" calcext:value-type="float">
            <text:p>10</text:p>
          </table:table-cell>
          <table:table-cell table:style-name="ce7" table:number-columns-repeated="12"/>
          <table:table-cell table:style-name="ce10"/>
          <table:table-cell table:style-name="ce8" table:number-columns-repeated="4"/>
          <table:table-cell table:number-columns-repeated="1005"/>
        </table:table-row>
        <table:table-row table:style-name="ro1">
          <table:table-cell table:style-name="ce3" office:value-type="string" calcext:value-type="string">
            <text:p>Customer per day</text:p>
          </table:table-cell>
          <table:table-cell table:style-name="ce6"/>
          <table:table-cell table:style-name="ce5" office:value-type="float" office:value="50" calcext:value-type="float">
            <text:p>50</text:p>
          </table:table-cell>
          <table:table-cell table:style-name="ce6" table:formula="of:=[.C5]+[.$B$4]" office:value-type="float" office:value="60" calcext:value-type="float">
            <text:p>60</text:p>
          </table:table-cell>
          <table:table-cell table:style-name="ce6" table:formula="of:=[.D5]+[.$B$4]" office:value-type="float" office:value="70" calcext:value-type="float">
            <text:p>70</text:p>
          </table:table-cell>
          <table:table-cell table:style-name="ce6" table:formula="of:=[.E5]+[.$B$4]" office:value-type="float" office:value="80" calcext:value-type="float">
            <text:p>80</text:p>
          </table:table-cell>
          <table:table-cell table:style-name="ce6" table:formula="of:=[.F5]+[.$B$4]" office:value-type="float" office:value="90" calcext:value-type="float">
            <text:p>90</text:p>
          </table:table-cell>
          <table:table-cell table:style-name="ce6" table:formula="of:=[.G5]+[.$B$4]" office:value-type="float" office:value="100" calcext:value-type="float">
            <text:p>100</text:p>
          </table:table-cell>
          <table:table-cell table:style-name="ce6" table:formula="of:=[.H5]+[.$B$4]" office:value-type="float" office:value="110" calcext:value-type="float">
            <text:p>110</text:p>
          </table:table-cell>
          <table:table-cell table:style-name="ce6" table:formula="of:=[.I5]+[.$B$4]" office:value-type="float" office:value="120" calcext:value-type="float">
            <text:p>120</text:p>
          </table:table-cell>
          <table:table-cell table:style-name="ce6" table:formula="of:=[.J5]+[.$B$4]" office:value-type="float" office:value="130" calcext:value-type="float">
            <text:p>130</text:p>
          </table:table-cell>
          <table:table-cell table:style-name="ce6" table:formula="of:=[.K5]+[.$B$4]" office:value-type="float" office:value="140" calcext:value-type="float">
            <text:p>140</text:p>
          </table:table-cell>
          <table:table-cell table:style-name="ce6" table:formula="of:=[.L5]+[.$B$4]" office:value-type="float" office:value="150" calcext:value-type="float">
            <text:p>150</text:p>
          </table:table-cell>
          <table:table-cell table:style-name="ce6" table:formula="of:=[.M5]+[.$B$4]" office:value-type="float" office:value="160" calcext:value-type="float">
            <text:p>160</text:p>
          </table:table-cell>
          <table:table-cell table:style-name="ce12"/>
          <table:table-cell table:style-name="ce14" table:number-columns-repeated="4"/>
          <table:table-cell table:style-name="ce15" table:number-columns-repeated="1005"/>
        </table:table-row>
        <table:table-row table:style-name="ro1">
          <table:table-cell table:style-name="ce3" office:value-type="string" calcext:value-type="string">
            <text:p>Tickets sold</text:p>
          </table:table-cell>
          <table:table-cell table:style-name="ce6"/>
          <table:table-cell table:style-name="ce6" table:formula="of:=[.C5]*31" office:value-type="float" office:value="1550" calcext:value-type="float">
            <text:p>1,550</text:p>
          </table:table-cell>
          <table:table-cell table:style-name="ce6" table:formula="of:=[.D5]*28" office:value-type="float" office:value="1680" calcext:value-type="float">
            <text:p>1,680</text:p>
          </table:table-cell>
          <table:table-cell table:style-name="ce6" table:formula="of:=[.E5]*30" office:value-type="float" office:value="2100" calcext:value-type="float">
            <text:p>2,100</text:p>
          </table:table-cell>
          <table:table-cell table:style-name="ce6" table:formula="of:=[.F5]*30" office:value-type="float" office:value="2400" calcext:value-type="float">
            <text:p>2,400</text:p>
          </table:table-cell>
          <table:table-cell table:style-name="ce6" table:formula="of:=[.G5]*30" office:value-type="float" office:value="2700" calcext:value-type="float">
            <text:p>2,700</text:p>
          </table:table-cell>
          <table:table-cell table:style-name="ce6" table:formula="of:=[.H5]*30" office:value-type="float" office:value="3000" calcext:value-type="float">
            <text:p>3,000</text:p>
          </table:table-cell>
          <table:table-cell table:style-name="ce6" table:formula="of:=[.I5]*30" office:value-type="float" office:value="3300" calcext:value-type="float">
            <text:p>3,300</text:p>
          </table:table-cell>
          <table:table-cell table:style-name="ce6" table:formula="of:=[.J5]*30" office:value-type="float" office:value="3600" calcext:value-type="float">
            <text:p>3,600</text:p>
          </table:table-cell>
          <table:table-cell table:style-name="ce6" table:formula="of:=[.K5]*30" office:value-type="float" office:value="3900" calcext:value-type="float">
            <text:p>3,900</text:p>
          </table:table-cell>
          <table:table-cell table:style-name="ce6" table:formula="of:=[.L5]*30" office:value-type="float" office:value="4200" calcext:value-type="float">
            <text:p>4,200</text:p>
          </table:table-cell>
          <table:table-cell table:style-name="ce6" table:formula="of:=[.M5]*30" office:value-type="float" office:value="4500" calcext:value-type="float">
            <text:p>4,500</text:p>
          </table:table-cell>
          <table:table-cell table:style-name="ce6" table:formula="of:=[.N5]*30" office:value-type="float" office:value="4800" calcext:value-type="float">
            <text:p>4,800</text:p>
          </table:table-cell>
          <table:table-cell table:style-name="ce12" table:formula="of:=SUM([.C6:.N6])" office:value-type="float" office:value="37730" calcext:value-type="float">
            <text:p>37,730</text:p>
          </table:table-cell>
          <table:table-cell table:style-name="ce14" table:number-columns-repeated="4"/>
          <table:table-cell table:style-name="ce15" table:number-columns-repeated="1005"/>
        </table:table-row>
        <table:table-row table:style-name="ro1">
          <table:table-cell table:style-name="ce2" office:value-type="string" calcext:value-type="string">
            <text:p>Ticket price</text:p>
          </table:table-cell>
          <table:table-cell table:style-name="ce7"/>
          <table:table-cell table:style-name="ce9" office:value-type="currency" office:currency="TZS" office:value="2000" calcext:value-type="currency">
            <text:p>2,000 TZS</text:p>
          </table:table-cell>
          <table:table-cell table:style-name="ce7" table:formula="of:=[.C7]" office:value-type="currency" office:currency="TZS" office:value="2000" calcext:value-type="currency">
            <text:p>2,000 TZS</text:p>
          </table:table-cell>
          <table:table-cell table:style-name="ce7" table:formula="of:=[.D7]" office:value-type="currency" office:currency="TZS" office:value="2000" calcext:value-type="currency">
            <text:p>2,000 TZS</text:p>
          </table:table-cell>
          <table:table-cell table:style-name="ce7" table:formula="of:=[.E7]" office:value-type="currency" office:currency="TZS" office:value="2000" calcext:value-type="currency">
            <text:p>2,000 TZS</text:p>
          </table:table-cell>
          <table:table-cell table:style-name="ce7" table:formula="of:=[.F7]" office:value-type="currency" office:currency="TZS" office:value="2000" calcext:value-type="currency">
            <text:p>2,000 TZS</text:p>
          </table:table-cell>
          <table:table-cell table:style-name="ce7" table:formula="of:=[.G7]" office:value-type="currency" office:currency="TZS" office:value="2000" calcext:value-type="currency">
            <text:p>2,000 TZS</text:p>
          </table:table-cell>
          <table:table-cell table:style-name="ce7" table:formula="of:=[.H7]" office:value-type="currency" office:currency="TZS" office:value="2000" calcext:value-type="currency">
            <text:p>2,000 TZS</text:p>
          </table:table-cell>
          <table:table-cell table:style-name="ce7" table:formula="of:=[.I7]" office:value-type="currency" office:currency="TZS" office:value="2000" calcext:value-type="currency">
            <text:p>2,000 TZS</text:p>
          </table:table-cell>
          <table:table-cell table:style-name="ce7" table:formula="of:=[.J7]" office:value-type="currency" office:currency="TZS" office:value="2000" calcext:value-type="currency">
            <text:p>2,000 TZS</text:p>
          </table:table-cell>
          <table:table-cell table:style-name="ce7" table:formula="of:=[.K7]" office:value-type="currency" office:currency="TZS" office:value="2000" calcext:value-type="currency">
            <text:p>2,000 TZS</text:p>
          </table:table-cell>
          <table:table-cell table:style-name="ce7" table:formula="of:=[.L7]" office:value-type="currency" office:currency="TZS" office:value="2000" calcext:value-type="currency">
            <text:p>2,000 TZS</text:p>
          </table:table-cell>
          <table:table-cell table:style-name="ce7" table:formula="of:=[.M7]" office:value-type="currency" office:currency="TZS" office:value="2000" calcext:value-type="currency">
            <text:p>2,000 TZS</text:p>
          </table:table-cell>
          <table:table-cell table:style-name="ce10"/>
          <table:table-cell table:style-name="ce8" table:number-columns-repeated="4"/>
          <table:table-cell table:number-columns-repeated="1005"/>
        </table:table-row>
        <table:table-row table:style-name="ro1">
          <table:table-cell table:style-name="ce2" office:value-type="string" calcext:value-type="string">
            <text:p>Revenue (money in)</text:p>
          </table:table-cell>
          <table:table-cell table:style-name="ce7"/>
          <table:table-cell table:style-name="ce7" table:formula="of:=[.C5]*[.C7]" office:value-type="currency" office:currency="TZS" office:value="100000" calcext:value-type="currency">
            <text:p>100,000 TZS</text:p>
          </table:table-cell>
          <table:table-cell table:style-name="ce7" table:formula="of:=[.D5]*[.D7]" office:value-type="currency" office:currency="TZS" office:value="120000" calcext:value-type="currency">
            <text:p>120,000 TZS</text:p>
          </table:table-cell>
          <table:table-cell table:style-name="ce7" table:formula="of:=[.E5]*[.E7]" office:value-type="currency" office:currency="TZS" office:value="140000" calcext:value-type="currency">
            <text:p>140,000 TZS</text:p>
          </table:table-cell>
          <table:table-cell table:style-name="ce7" table:formula="of:=[.F5]*[.F7]" office:value-type="currency" office:currency="TZS" office:value="160000" calcext:value-type="currency">
            <text:p>160,000 TZS</text:p>
          </table:table-cell>
          <table:table-cell table:style-name="ce7" table:formula="of:=[.G5]*[.G7]" office:value-type="currency" office:currency="TZS" office:value="180000" calcext:value-type="currency">
            <text:p>180,000 TZS</text:p>
          </table:table-cell>
          <table:table-cell table:style-name="ce7" table:formula="of:=[.H5]*[.H7]" office:value-type="currency" office:currency="TZS" office:value="200000" calcext:value-type="currency">
            <text:p>200,000 TZS</text:p>
          </table:table-cell>
          <table:table-cell table:style-name="ce7" table:formula="of:=[.I5]*[.I7]" office:value-type="currency" office:currency="TZS" office:value="220000" calcext:value-type="currency">
            <text:p>220,000 TZS</text:p>
          </table:table-cell>
          <table:table-cell table:style-name="ce7" table:formula="of:=[.J5]*[.J7]" office:value-type="currency" office:currency="TZS" office:value="240000" calcext:value-type="currency">
            <text:p>240,000 TZS</text:p>
          </table:table-cell>
          <table:table-cell table:style-name="ce7" table:formula="of:=[.K5]*[.K7]" office:value-type="currency" office:currency="TZS" office:value="260000" calcext:value-type="currency">
            <text:p>260,000 TZS</text:p>
          </table:table-cell>
          <table:table-cell table:style-name="ce7" table:formula="of:=[.L5]*[.L7]" office:value-type="currency" office:currency="TZS" office:value="280000" calcext:value-type="currency">
            <text:p>280,000 TZS</text:p>
          </table:table-cell>
          <table:table-cell table:style-name="ce7" table:formula="of:=[.M5]*[.M7]" office:value-type="currency" office:currency="TZS" office:value="300000" calcext:value-type="currency">
            <text:p>300,000 TZS</text:p>
          </table:table-cell>
          <table:table-cell table:style-name="ce7" table:formula="of:=[.N5]*[.N7]" office:value-type="currency" office:currency="TZS" office:value="320000" calcext:value-type="currency">
            <text:p>320,000 TZS</text:p>
          </table:table-cell>
          <table:table-cell table:style-name="ce10" table:formula="of:=SUM([.C8:.N8])" office:value-type="currency" office:currency="TZS" office:value="2520000" calcext:value-type="currency">
            <text:p>2,520,000 TZS</text:p>
          </table:table-cell>
          <table:table-cell table:style-name="ce8" table:number-columns-repeated="4"/>
          <table:table-cell table:number-columns-repeated="1005"/>
        </table:table-row>
        <table:table-row table:style-name="ro1">
          <table:table-cell table:style-name="ce2"/>
          <table:table-cell table:style-name="ce7" table:number-columns-repeated="13"/>
          <table:table-cell table:style-name="ce10"/>
          <table:table-cell table:style-name="ce8" table:number-columns-repeated="4"/>
          <table:table-cell table:number-columns-repeated="1005"/>
        </table:table-row>
        <table:table-row table:style-name="ro1">
          <table:table-cell table:style-name="ce2" office:value-type="string" calcext:value-type="string">
            <text:p>Expenses (costs, or money out)</text:p>
          </table:table-cell>
          <table:table-cell table:style-name="ce7" table:number-columns-repeated="13"/>
          <table:table-cell table:style-name="ce10"/>
          <table:table-cell table:style-name="ce8" table:number-columns-repeated="4"/>
          <table:table-cell table:number-columns-repeated="1005"/>
        </table:table-row>
        <table:table-row table:style-name="ro1">
          <table:table-cell table:style-name="ce2" office:value-type="string" calcext:value-type="string">
            <text:p>Bus</text:p>
          </table:table-cell>
          <table:table-cell table:style-name="ce7"/>
          <table:table-cell table:style-name="ce9" office:value-type="currency" office:currency="TZS" office:value="1000000" calcext:value-type="currency">
            <text:p>1,000,000 TZS</text:p>
          </table:table-cell>
          <table:table-cell table:style-name="ce7" table:number-columns-repeated="11"/>
          <table:table-cell table:style-name="ce10" table:formula="of:=SUM([.C11:.N11])" office:value-type="currency" office:currency="TZS" office:value="1000000" calcext:value-type="currency">
            <text:p>1,000,000 TZS</text:p>
          </table:table-cell>
          <table:table-cell table:style-name="ce8" table:number-columns-repeated="4"/>
          <table:table-cell table:number-columns-repeated="1005"/>
        </table:table-row>
        <table:table-row table:style-name="ro1">
          <table:table-cell table:style-name="ce2" office:value-type="string" calcext:value-type="string">
            <text:p>Fuel</text:p>
          </table:table-cell>
          <table:table-cell table:style-name="ce7"/>
          <table:table-cell table:style-name="ce9" office:value-type="currency" office:currency="TZS" office:value="20000" calcext:value-type="currency">
            <text:p>20,000 TZS</text:p>
          </table:table-cell>
          <table:table-cell table:style-name="ce7" table:formula="of:=[.C12]" office:value-type="currency" office:currency="TZS" office:value="20000" calcext:value-type="currency">
            <text:p>20,000 TZS</text:p>
          </table:table-cell>
          <table:table-cell table:style-name="ce7" table:formula="of:=[.D12]" office:value-type="currency" office:currency="TZS" office:value="20000" calcext:value-type="currency">
            <text:p>20,000 TZS</text:p>
          </table:table-cell>
          <table:table-cell table:style-name="ce7" table:formula="of:=[.E12]" office:value-type="currency" office:currency="TZS" office:value="20000" calcext:value-type="currency">
            <text:p>20,000 TZS</text:p>
          </table:table-cell>
          <table:table-cell table:style-name="ce7" table:formula="of:=[.F12]" office:value-type="currency" office:currency="TZS" office:value="20000" calcext:value-type="currency">
            <text:p>20,000 TZS</text:p>
          </table:table-cell>
          <table:table-cell table:style-name="ce7" table:formula="of:=[.G12]" office:value-type="currency" office:currency="TZS" office:value="20000" calcext:value-type="currency">
            <text:p>20,000 TZS</text:p>
          </table:table-cell>
          <table:table-cell table:style-name="ce7" table:formula="of:=[.H12]" office:value-type="currency" office:currency="TZS" office:value="20000" calcext:value-type="currency">
            <text:p>20,000 TZS</text:p>
          </table:table-cell>
          <table:table-cell table:style-name="ce7" table:formula="of:=[.I12]" office:value-type="currency" office:currency="TZS" office:value="20000" calcext:value-type="currency">
            <text:p>20,000 TZS</text:p>
          </table:table-cell>
          <table:table-cell table:style-name="ce7" table:formula="of:=[.J12]" office:value-type="currency" office:currency="TZS" office:value="20000" calcext:value-type="currency">
            <text:p>20,000 TZS</text:p>
          </table:table-cell>
          <table:table-cell table:style-name="ce7" table:formula="of:=[.K12]" office:value-type="currency" office:currency="TZS" office:value="20000" calcext:value-type="currency">
            <text:p>20,000 TZS</text:p>
          </table:table-cell>
          <table:table-cell table:style-name="ce7" table:formula="of:=[.L12]" office:value-type="currency" office:currency="TZS" office:value="20000" calcext:value-type="currency">
            <text:p>20,000 TZS</text:p>
          </table:table-cell>
          <table:table-cell table:style-name="ce7" table:formula="of:=[.M12]" office:value-type="currency" office:currency="TZS" office:value="20000" calcext:value-type="currency">
            <text:p>20,000 TZS</text:p>
          </table:table-cell>
          <table:table-cell table:style-name="ce10" table:formula="of:=SUM([.C12:.N12])" office:value-type="currency" office:currency="TZS" office:value="240000" calcext:value-type="currency">
            <text:p>240,000 TZS</text:p>
          </table:table-cell>
          <table:table-cell table:style-name="ce8" table:number-columns-repeated="4"/>
          <table:table-cell table:number-columns-repeated="1005"/>
        </table:table-row>
        <table:table-row table:style-name="ro1">
          <table:table-cell table:style-name="ce2" office:value-type="string" calcext:value-type="string">
            <text:p>Driver salary</text:p>
          </table:table-cell>
          <table:table-cell table:style-name="ce7"/>
          <table:table-cell table:style-name="ce9" office:value-type="currency" office:currency="TZS" office:value="250000" calcext:value-type="currency">
            <text:p>250,000 TZS</text:p>
          </table:table-cell>
          <table:table-cell table:style-name="ce7" table:formula="of:=[.C13]" office:value-type="currency" office:currency="TZS" office:value="250000" calcext:value-type="currency">
            <text:p>250,000 TZS</text:p>
          </table:table-cell>
          <table:table-cell table:style-name="ce7" table:formula="of:=[.D13]" office:value-type="currency" office:currency="TZS" office:value="250000" calcext:value-type="currency">
            <text:p>250,000 TZS</text:p>
          </table:table-cell>
          <table:table-cell table:style-name="ce7" table:formula="of:=[.E13]" office:value-type="currency" office:currency="TZS" office:value="250000" calcext:value-type="currency">
            <text:p>250,000 TZS</text:p>
          </table:table-cell>
          <table:table-cell table:style-name="ce7" table:formula="of:=[.F13]" office:value-type="currency" office:currency="TZS" office:value="250000" calcext:value-type="currency">
            <text:p>250,000 TZS</text:p>
          </table:table-cell>
          <table:table-cell table:style-name="ce7" table:formula="of:=[.G13]" office:value-type="currency" office:currency="TZS" office:value="250000" calcext:value-type="currency">
            <text:p>250,000 TZS</text:p>
          </table:table-cell>
          <table:table-cell table:style-name="ce7" table:formula="of:=[.H13]" office:value-type="currency" office:currency="TZS" office:value="250000" calcext:value-type="currency">
            <text:p>250,000 TZS</text:p>
          </table:table-cell>
          <table:table-cell table:style-name="ce7" table:formula="of:=[.I13]" office:value-type="currency" office:currency="TZS" office:value="250000" calcext:value-type="currency">
            <text:p>250,000 TZS</text:p>
          </table:table-cell>
          <table:table-cell table:style-name="ce7" table:formula="of:=[.J13]" office:value-type="currency" office:currency="TZS" office:value="250000" calcext:value-type="currency">
            <text:p>250,000 TZS</text:p>
          </table:table-cell>
          <table:table-cell table:style-name="ce7" table:formula="of:=[.K13]" office:value-type="currency" office:currency="TZS" office:value="250000" calcext:value-type="currency">
            <text:p>250,000 TZS</text:p>
          </table:table-cell>
          <table:table-cell table:style-name="ce7" table:formula="of:=[.L13]" office:value-type="currency" office:currency="TZS" office:value="250000" calcext:value-type="currency">
            <text:p>250,000 TZS</text:p>
          </table:table-cell>
          <table:table-cell table:style-name="ce7" table:formula="of:=[.M13]" office:value-type="currency" office:currency="TZS" office:value="250000" calcext:value-type="currency">
            <text:p>250,000 TZS</text:p>
          </table:table-cell>
          <table:table-cell table:style-name="ce10" table:formula="of:=SUM([.C13:.N13])" office:value-type="currency" office:currency="TZS" office:value="3000000" calcext:value-type="currency">
            <text:p>3,000,000 TZS</text:p>
          </table:table-cell>
          <table:table-cell table:style-name="ce8" table:number-columns-repeated="4"/>
          <table:table-cell table:number-columns-repeated="1005"/>
        </table:table-row>
        <table:table-row table:style-name="ro1">
          <table:table-cell table:style-name="ce2" office:value-type="string" calcext:value-type="string">
            <text:p>Total Expenses</text:p>
          </table:table-cell>
          <table:table-cell table:style-name="ce7"/>
          <table:table-cell table:style-name="ce7" table:formula="of:=SUM([.C11:.C13])" office:value-type="currency" office:currency="TZS" office:value="1270000" calcext:value-type="currency">
            <text:p>1,270,000 TZS</text:p>
          </table:table-cell>
          <table:table-cell table:style-name="ce7" table:formula="of:=SUM([.D11:.D13])" office:value-type="currency" office:currency="TZS" office:value="270000" calcext:value-type="currency">
            <text:p>270,000 TZS</text:p>
          </table:table-cell>
          <table:table-cell table:style-name="ce7" table:formula="of:=SUM([.E11:.E13])" office:value-type="currency" office:currency="TZS" office:value="270000" calcext:value-type="currency">
            <text:p>270,000 TZS</text:p>
          </table:table-cell>
          <table:table-cell table:style-name="ce7" table:formula="of:=SUM([.F11:.F13])" office:value-type="currency" office:currency="TZS" office:value="270000" calcext:value-type="currency">
            <text:p>270,000 TZS</text:p>
          </table:table-cell>
          <table:table-cell table:style-name="ce7" table:formula="of:=SUM([.G11:.G13])" office:value-type="currency" office:currency="TZS" office:value="270000" calcext:value-type="currency">
            <text:p>270,000 TZS</text:p>
          </table:table-cell>
          <table:table-cell table:style-name="ce7" table:formula="of:=SUM([.H11:.H13])" office:value-type="currency" office:currency="TZS" office:value="270000" calcext:value-type="currency">
            <text:p>270,000 TZS</text:p>
          </table:table-cell>
          <table:table-cell table:style-name="ce7" table:formula="of:=SUM([.I11:.I13])" office:value-type="currency" office:currency="TZS" office:value="270000" calcext:value-type="currency">
            <text:p>270,000 TZS</text:p>
          </table:table-cell>
          <table:table-cell table:style-name="ce7" table:formula="of:=SUM([.J11:.J13])" office:value-type="currency" office:currency="TZS" office:value="270000" calcext:value-type="currency">
            <text:p>270,000 TZS</text:p>
          </table:table-cell>
          <table:table-cell table:style-name="ce7" table:formula="of:=SUM([.K11:.K13])" office:value-type="currency" office:currency="TZS" office:value="270000" calcext:value-type="currency">
            <text:p>270,000 TZS</text:p>
          </table:table-cell>
          <table:table-cell table:style-name="ce7" table:formula="of:=SUM([.L11:.L13])" office:value-type="currency" office:currency="TZS" office:value="270000" calcext:value-type="currency">
            <text:p>270,000 TZS</text:p>
          </table:table-cell>
          <table:table-cell table:style-name="ce7" table:formula="of:=SUM([.M11:.M13])" office:value-type="currency" office:currency="TZS" office:value="270000" calcext:value-type="currency">
            <text:p>270,000 TZS</text:p>
          </table:table-cell>
          <table:table-cell table:style-name="ce7" table:formula="of:=SUM([.N11:.N13])" office:value-type="currency" office:currency="TZS" office:value="270000" calcext:value-type="currency">
            <text:p>270,000 TZS</text:p>
          </table:table-cell>
          <table:table-cell table:style-name="ce10" table:formula="of:=SUM([.C14:.N14])" office:value-type="currency" office:currency="TZS" office:value="4240000" calcext:value-type="currency">
            <text:p>4,240,000 TZS</text:p>
          </table:table-cell>
          <table:table-cell table:style-name="ce8" table:number-columns-repeated="4"/>
          <table:table-cell table:number-columns-repeated="1005"/>
        </table:table-row>
        <table:table-row table:style-name="ro1">
          <table:table-cell table:style-name="ce2"/>
          <table:table-cell table:style-name="ce7" table:number-columns-repeated="13"/>
          <table:table-cell table:style-name="ce10"/>
          <table:table-cell table:style-name="ce8" table:number-columns-repeated="4"/>
          <table:table-cell table:number-columns-repeated="1005"/>
        </table:table-row>
        <table:table-row table:style-name="ro1">
          <table:table-cell table:style-name="ce2" office:value-type="string" calcext:value-type="string">
            <text:p>Profit</text:p>
          </table:table-cell>
          <table:table-cell table:style-name="ce7"/>
          <table:table-cell table:style-name="ce7" table:formula="of:=[.C8]-[.C14]" office:value-type="currency" office:currency="TZS" office:value="-1170000" calcext:value-type="currency">
            <text:p>-1,170,000 TZS</text:p>
          </table:table-cell>
          <table:table-cell table:style-name="ce7" table:formula="of:=[.D8]-[.D14]" office:value-type="currency" office:currency="TZS" office:value="-150000" calcext:value-type="currency">
            <text:p>-150,000 TZS</text:p>
          </table:table-cell>
          <table:table-cell table:style-name="ce7" table:formula="of:=[.E8]-[.E14]" office:value-type="currency" office:currency="TZS" office:value="-130000" calcext:value-type="currency">
            <text:p>-130,000 TZS</text:p>
          </table:table-cell>
          <table:table-cell table:style-name="ce7" table:formula="of:=[.F8]-[.F14]" office:value-type="currency" office:currency="TZS" office:value="-110000" calcext:value-type="currency">
            <text:p>-110,000 TZS</text:p>
          </table:table-cell>
          <table:table-cell table:style-name="ce7" table:formula="of:=[.G8]-[.G14]" office:value-type="currency" office:currency="TZS" office:value="-90000" calcext:value-type="currency">
            <text:p>-90,000 TZS</text:p>
          </table:table-cell>
          <table:table-cell table:style-name="ce7" table:formula="of:=[.H8]-[.H14]" office:value-type="currency" office:currency="TZS" office:value="-70000" calcext:value-type="currency">
            <text:p>-70,000 TZS</text:p>
          </table:table-cell>
          <table:table-cell table:style-name="ce7" table:formula="of:=[.I8]-[.I14]" office:value-type="currency" office:currency="TZS" office:value="-50000" calcext:value-type="currency">
            <text:p>-50,000 TZS</text:p>
          </table:table-cell>
          <table:table-cell table:style-name="ce7" table:formula="of:=[.J8]-[.J14]" office:value-type="currency" office:currency="TZS" office:value="-30000" calcext:value-type="currency">
            <text:p>-30,000 TZS</text:p>
          </table:table-cell>
          <table:table-cell table:style-name="ce7" table:formula="of:=[.K8]-[.K14]" office:value-type="currency" office:currency="TZS" office:value="-10000" calcext:value-type="currency">
            <text:p>-10,000 TZS</text:p>
          </table:table-cell>
          <table:table-cell table:style-name="ce7" table:formula="of:=[.L8]-[.L14]" office:value-type="currency" office:currency="TZS" office:value="10000" calcext:value-type="currency">
            <text:p>10,000 TZS</text:p>
          </table:table-cell>
          <table:table-cell table:style-name="ce7" table:formula="of:=[.M8]-[.M14]" office:value-type="currency" office:currency="TZS" office:value="30000" calcext:value-type="currency">
            <text:p>30,000 TZS</text:p>
          </table:table-cell>
          <table:table-cell table:style-name="ce7" table:formula="of:=[.N8]-[.N14]" office:value-type="currency" office:currency="TZS" office:value="50000" calcext:value-type="currency">
            <text:p>50,000 TZS</text:p>
          </table:table-cell>
          <table:table-cell table:style-name="ce10" table:formula="of:=SUM([.C16:.N16])" office:value-type="currency" office:currency="TZS" office:value="-1720000" calcext:value-type="currency">
            <text:p>-1,720,000 TZS</text:p>
          </table:table-cell>
          <table:table-cell table:style-name="ce8" table:number-columns-repeated="4"/>
          <table:table-cell table:number-columns-repeated="1005"/>
        </table:table-row>
        <table:table-row table:style-name="ro1">
          <table:table-cell table:style-name="ce2" office:value-type="string" calcext:value-type="string">
            <text:p>Balance (money in the bank)</text:p>
          </table:table-cell>
          <table:table-cell table:style-name="ce7" office:value-type="currency" office:currency="TZS" office:value="2000000" calcext:value-type="currency">
            <text:p>2,000,000 TZS</text:p>
          </table:table-cell>
          <table:table-cell table:style-name="ce7" table:formula="of:=[.B17]+[.C16]" office:value-type="currency" office:currency="TZS" office:value="830000" calcext:value-type="currency">
            <text:p>830,000 TZS</text:p>
          </table:table-cell>
          <table:table-cell table:style-name="ce7" table:formula="of:=[.C17]+[.D16]" office:value-type="currency" office:currency="TZS" office:value="680000" calcext:value-type="currency">
            <text:p>680,000 TZS</text:p>
          </table:table-cell>
          <table:table-cell table:style-name="ce7" table:formula="of:=[.D17]+[.E16]" office:value-type="currency" office:currency="TZS" office:value="550000" calcext:value-type="currency">
            <text:p>550,000 TZS</text:p>
          </table:table-cell>
          <table:table-cell table:style-name="ce7" table:formula="of:=[.E17]+[.F16]" office:value-type="currency" office:currency="TZS" office:value="440000" calcext:value-type="currency">
            <text:p>440,000 TZS</text:p>
          </table:table-cell>
          <table:table-cell table:style-name="ce7" table:formula="of:=[.F17]+[.G16]" office:value-type="currency" office:currency="TZS" office:value="350000" calcext:value-type="currency">
            <text:p>350,000 TZS</text:p>
          </table:table-cell>
          <table:table-cell table:style-name="ce7" table:formula="of:=[.G17]+[.H16]" office:value-type="currency" office:currency="TZS" office:value="280000" calcext:value-type="currency">
            <text:p>280,000 TZS</text:p>
          </table:table-cell>
          <table:table-cell table:style-name="ce7" table:formula="of:=[.H17]+[.I16]" office:value-type="currency" office:currency="TZS" office:value="230000" calcext:value-type="currency">
            <text:p>230,000 TZS</text:p>
          </table:table-cell>
          <table:table-cell table:style-name="ce7" table:formula="of:=[.I17]+[.J16]" office:value-type="currency" office:currency="TZS" office:value="200000" calcext:value-type="currency">
            <text:p>200,000 TZS</text:p>
          </table:table-cell>
          <table:table-cell table:style-name="ce7" table:formula="of:=[.J17]+[.K16]" office:value-type="currency" office:currency="TZS" office:value="190000" calcext:value-type="currency">
            <text:p>190,000 TZS</text:p>
          </table:table-cell>
          <table:table-cell table:style-name="ce7" table:formula="of:=[.K17]+[.L16]" office:value-type="currency" office:currency="TZS" office:value="200000" calcext:value-type="currency">
            <text:p>200,000 TZS</text:p>
          </table:table-cell>
          <table:table-cell table:style-name="ce7" table:formula="of:=[.L17]+[.M16]" office:value-type="currency" office:currency="TZS" office:value="230000" calcext:value-type="currency">
            <text:p>230,000 TZS</text:p>
          </table:table-cell>
          <table:table-cell table:style-name="ce10" table:formula="of:=[.M17]+[.N16]" office:value-type="currency" office:currency="TZS" office:value="280000" calcext:value-type="currency">
            <text:p>280,000 TZS</text:p>
          </table:table-cell>
          <table:table-cell table:style-name="ce10"/>
          <table:table-cell table:style-name="ce8" table:number-columns-repeated="4"/>
          <table:table-cell table:number-columns-repeated="1005"/>
        </table:table-row>
        <table:table-row table:style-name="ro1">
          <table:table-cell/>
          <table:table-cell table:style-name="ce8" office:value-type="string" calcext:value-type="string">
            <text:p>/\ This is the initial money that the business starts with. A business needs capital (investment or a loan) to start.</text:p>
          </table:table-cell>
          <table:table-cell table:style-name="ce8" table:number-columns-repeated="12"/>
          <table:table-cell table:style-name="ce13"/>
          <table:table-cell table:style-name="ce8" table:number-columns-repeated="4"/>
          <table:table-cell table:number-columns-repeated="1005"/>
        </table:table-row>
        <table:table-row table:style-name="ro1">
          <table:table-cell/>
          <table:table-cell table:style-name="ce8" table:number-columns-repeated="13"/>
          <table:table-cell table:style-name="ce13"/>
          <table:table-cell table:style-name="ce8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Try changing the numbers in the yellow boxes. See how the business does better or worse.</text:p>
          </table:table-cell>
          <table:table-cell table:style-name="ce8" table:number-columns-repeated="13"/>
          <table:table-cell table:style-name="ce13"/>
          <table:table-cell table:style-name="ce8" table:number-columns-repeated="4"/>
          <table:table-cell table:number-columns-repeated="1005"/>
        </table:table-row>
        <table:table-row table:style-name="ro1">
          <table:table-cell table:style-name="Default"/>
          <table:table-cell table:style-name="ce8" table:number-columns-repeated="13"/>
          <table:table-cell table:style-name="ce13"/>
          <table:table-cell table:style-name="ce8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Does the business make a profit in January?</text:p>
          </table:table-cell>
          <table:table-cell table:style-name="ce8" table:number-columns-repeated="13"/>
          <table:table-cell table:style-name="ce13"/>
          <table:table-cell table:style-name="ce8" table:number-columns-repeated="4"/>
          <table:table-cell table:number-columns-repeated="100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Does the business make a profit in December?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This is a simple example – What other costs might there be?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 number:grouping="true"/>
    </number:number-style>
    <number:number-style style:name="N10114" number:language="en" number:country="GB">
      <number:number number:decimal-places="1" number:min-decimal-places="1" number:min-integer-digits="1" number:grouping="true"/>
    </number:number-style>
    <number:currency-style style:name="N10113P0" style:volatile="true" number:language="en" number:country="GB">
      <number:number number:decimal-places="0" number:min-decimal-places="0" number:min-integer-digits="1" number:grouping="true"/>
      <number:text> </number:text>
      <number:currency-symbol>TZS</number:currency-symbol>
    </number:currency-style>
    <number:currency-style style:name="N10113" number:language="en" number:country="GB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>TZS</number:currency-symbol>
      <style:map style:condition="value()&gt;=0" style:apply-style-name="N10113P0"/>
    </number:currency-style>
    <number:currency-style style:name="N10112P0" style:volatile="true" number:language="en" number:country="GB">
      <number:number number:decimal-places="1" number:min-decimal-places="1" number:min-integer-digits="1" number:grouping="true"/>
      <number:text> </number:text>
      <number:currency-symbol>TZS</number:currency-symbol>
    </number:currency-style>
    <number:currency-style style:name="N10112" number:language="en" number:country="GB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>TZS</number:currency-symbol>
      <style:map style:condition="value()&gt;=0" style:apply-style-name="N10112P0"/>
    </number:currency-style>
    <number:currency-style style:name="N10111P0" style:volatile="true" number:language="en" number:country="GB">
      <number:number number:decimal-places="2" number:min-decimal-places="2" number:min-integer-digits="1" number:grouping="true"/>
      <number:text> </number:text>
      <number:currency-symbol>TZS</number:currency-symbol>
    </number:currency-style>
    <number:currency-style style:name="N10111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TZS</number:currency-symbol>
      <style:map style:condition="value()&gt;=0" style:apply-style-name="N1011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1T10:41:54.661541951</dc:date>
    <dc:creator>Daniel Winterstein</dc:creator>
    <meta:editing-duration>PT5M17S</meta:editing-duration>
    <meta:editing-cycles>1</meta:editing-cycles>
    <meta:document-statistic meta:table-count="1" meta:cell-count="151" meta:object-count="0"/>
    <meta:generator>LibreOffice/7.3.7.2$Linux_X86_64 LibreOffice_project/30$Build-2</meta:generator>
  </office:meta>
</office:document-meta>
</file>